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+---------------------------------+---------+-------+-------+-------+--------+-----------+-------------------------------+-----------+-----------+------+------+----------+</text:p>
          </table:table-cell>
        </table:table-row>
        <table:table-row table:style-name="ro1">
          <table:table-cell office:value-type="string" calcext:value-type="string">
            <text:p>| kpikey <text:s text:c="25"/>| measure | month | value | score | target | team <text:s text:c="5"/>| kpi <text:s text:c="26"/>| imonumber | weightage | year | id <text:s text:c="2"/>| scorenew |</text:p>
          </table:table-cell>
        </table:table-row>
        <table:table-row table:style-name="ro1">
          <table:table-cell office:value-type="string" calcext:value-type="string">
            <text:p>+---------------------------------+---------+-------+-------+-------+--------+-----------+-------------------------------+-----------+-----------+------+------+----------+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9999 <text:s/>| 30 <text:s text:c="3"/>| 0 <text:s text:c="5"/>| Aquila <text:s text:c="3"/>| Cost Leadership &amp; Reliability | 9192337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19234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00926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23635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239484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4742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4744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4745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24840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50737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26907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8100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82041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8205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283241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28622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286281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28889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91262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29250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29251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296377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29638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312846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312858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312860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313486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313498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318072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37836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379208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379210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385192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390628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40483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Orion <text:s text:c="4"/>| Cost Leadership &amp; Reliability | 940484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408322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41450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41732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41733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418597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Lynx <text:s text:c="5"/>| Cost Leadership &amp; Reliability | 9418602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41956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42200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422835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484077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48408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Aquila <text:s text:c="3"/>| Cost Leadership &amp; Reliability | 9514171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72264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72276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78634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78646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94779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94781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| Number of Overdue Critical Jobs | Number <text:s/>| Oct <text:s text:c="2"/>| 0 <text:s text:c="4"/>| 30 <text:s text:c="3"/>| 0 <text:s text:c="5"/>| Centaurus | Cost Leadership &amp; Reliability | 9594793 <text:s text:c="2"/>| 30 <text:s text:c="7"/>| 2017 | <text:s text:c="2"/>44 | 30 <text:s text:c="6"/>|</text:p>
          </table:table-cell>
        </table:table-row>
        <table:table-row table:style-name="ro1">
          <table:table-cell office:value-type="string" calcext:value-type="string">
            <text:p>+---------------------------------+---------+-------+-------+-------+--------+-----------+-------------------------------+-----------+-----------+------+------+----------+</text:p>
          </table:table-cell>
        </table:table-row>
        <table:table-row table:style-name="ro1">
          <table:table-cell office:value-type="string" calcext:value-type="string">
            <text:p>55 rows in set (0.02 se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9:58:19.228989575</meta:creation-date>
    <dc:date>2017-11-13T10:01:27.034987830</dc:date>
    <meta:editing-duration>PT3M8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